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ff0a9" officeooo:paragraph-rsid="01bff0a9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c1a6fb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c19c3" officeooo:paragraph-rsid="01bc19c3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c63859" style:font-size-asian="22pt" style:font-weight-asian="bold" style:font-size-complex="22pt" style:font-weight-complex="bold"/>
    </style:style>
    <style:style style:name="T5" style:family="text">
      <style:text-properties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555555" loext:opacity="100%" fo:font-family="'Helvetica Neue', Helvetica, 'Segoe UI', Arial, freesans, sans-serif" fo:font-size="12pt" fo:letter-spacing="normal" fo:font-style="normal" style:font-size-asian="14pt" style:font-weight-asian="normal" style:font-size-complex="14pt" style:font-weight-complex="normal"/>
    </style:style>
    <style:style style:name="T7" style:family="text">
      <style:text-properties officeooo:rsid="006703d0"/>
    </style:style>
    <style:style style:name="T8" style:family="text">
      <style:text-properties officeooo:rsid="01bff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4.1</text:span></text:p>
      <text:p text:style-name="P8"/>
      <text:p text:style-name="P9"><text:span text:style-name="T5">«</text:span><text:span text:style-name="T6">CubeIDE + Qemu - розвертання ПЗ</text:span><text:span text:style-name="T5">»</text:span>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7">(-ла)</text:span>: </text:p>
      <text:p text:style-name="P13"><text:span text:style-name="T8">Камплунов 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14</meta:editing-cycles>
    <meta:creation-date>2023-09-08T15:48:00</meta:creation-date>
    <dc:date>2026-03-23T12:13:17.813205381</dc:date>
    <meta:editing-duration>P3DT2H8M59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9" meta:character-count="316" meta:non-whitespace-character-count="287"/>
    <meta:user-defined meta:name="AppVersion">16.0000</meta:user-defined>
    <meta:template xlink:type="simple" xlink:actuate="onRequest" xlink:title="Normal.dotm" xlink:href=""/>
  </office:meta>
</office:document-meta>
</file>